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Test.create( Class &lt; T &gt; clas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xyTest.invoke( Object self , Method overridden , Method forwarder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